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Lucida Console" svg:font-family="'Lucida Console'"/>
    <style:font-face style:name="Lucida Grande" svg:font-family="'Lucida Grande'"/>
    <style:font-face style:name="LucidaGrande" svg:font-family="LucidaGrande"/>
    <style:font-face style:name="StarSymbol" svg:font-family="StarSymbol"/>
    <style:font-face style:name="Times" svg:font-family="Times"/>
    <style:font-face style:name="Lucida Console1" svg:font-family="'Lucida Console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212cm"/>
      <style:text-properties style:font-name="Lucida Grande" fo:font-size="14pt"/>
    </style:style>
    <style:style style:name="P2" style:family="paragraph" style:parent-style-name="Standard">
      <style:paragraph-properties fo:margin-top="0cm" fo:margin-bottom="0.212cm"/>
      <style:text-properties style:font-name="Times" fo:font-size="12pt"/>
    </style:style>
    <style:style style:name="P3" style:family="paragraph" style:parent-style-name="Standard">
      <style:paragraph-properties fo:margin-top="0cm" fo:margin-bottom="0.212cm"/>
      <style:text-properties style:font-name="Lucida Console1" fo:font-size="8pt" style:font-size-asian="8pt" style:font-size-complex="8pt"/>
    </style:style>
    <style:style style:name="P4" style:family="paragraph" style:parent-style-name="Standard">
      <style:paragraph-properties fo:margin-top="0cm" fo:margin-bottom="0.353cm"/>
      <style:text-properties fo:color="#0000ff" style:font-name="Lucida Console" fo:font-size="8pt"/>
    </style:style>
    <style:style style:name="P5" style:family="paragraph" style:parent-style-name="Standard">
      <style:paragraph-properties fo:margin-top="0cm" fo:margin-bottom="0.353cm"/>
      <style:text-properties style:font-name="Lucida Console" fo:font-size="8pt"/>
    </style:style>
    <style:style style:name="P6" style:family="paragraph" style:parent-style-name="Standard">
      <style:paragraph-properties fo:margin-left="0cm" fo:margin-right="0cm" fo:margin-top="0cm" fo:margin-bottom="0.212cm" fo:text-indent="0cm" style:auto-text-indent="false"/>
      <style:text-properties style:font-name="Times" fo:font-size="12pt"/>
    </style:style>
    <style:style style:name="P7" style:family="paragraph" style:parent-style-name="Standard" style:list-style-name="L1">
      <style:paragraph-properties fo:margin-top="0cm" fo:margin-bottom="0.212cm"/>
      <style:text-properties style:font-name="Times" fo:font-size="12pt" fo:font-weight="bold" style:font-weight-asian="bold" style:font-weight-complex="bold"/>
    </style:style>
    <style:style style:name="P8" style:family="paragraph" style:parent-style-name="Standard" style:list-style-name="L1">
      <style:paragraph-properties fo:margin-top="0cm" fo:margin-bottom="0.212cm"/>
      <style:text-properties style:font-name="Times" fo:font-size="12pt" fo:font-weight="bold" style:font-weight-asian="bold" style:font-weight-complex="bold"/>
    </style:style>
    <style:style style:name="P9" style:family="paragraph" style:parent-style-name="Standard" style:list-style-name="L1">
      <style:paragraph-properties fo:margin-left="1.27cm" fo:margin-right="0cm" fo:margin-top="0cm" fo:margin-bottom="0.212cm" fo:text-indent="0cm" style:auto-text-indent="false"/>
      <style:text-properties style:font-name="Times" fo:font-size="12pt"/>
    </style:style>
    <style:style style:name="P10" style:family="paragraph" style:parent-style-name="Standard" style:list-style-name="L1">
      <style:paragraph-properties fo:margin-left="1.27cm" fo:margin-right="0cm" fo:margin-top="0cm" fo:margin-bottom="0.212cm" fo:text-indent="0cm" style:auto-text-indent="false"/>
      <style:text-properties style:font-name="Times" fo:font-size="12pt"/>
    </style:style>
    <style:style style:name="P11" style:family="paragraph" style:parent-style-name="Standard" style:list-style-name="L1">
      <style:paragraph-properties fo:margin-left="1.27cm" fo:margin-right="0cm" fo:margin-top="0cm" fo:margin-bottom="0.212cm" fo:text-indent="0cm" style:auto-text-indent="false"/>
      <style:text-properties style:font-name="Times" fo:font-size="12pt"/>
    </style:style>
    <style:style style:name="P12" style:family="paragraph" style:parent-style-name="Standard" style:list-style-name="L1">
      <style:paragraph-properties fo:margin-left="1.27cm" fo:margin-right="0cm" fo:margin-top="0cm" fo:margin-bottom="0.212cm" fo:text-indent="0cm" style:auto-text-indent="false"/>
      <style:text-properties style:font-name="Times" fo:font-size="12pt"/>
    </style:style>
    <style:style style:name="T1" style:family="text">
      <style:text-properties style:font-name="Arial1"/>
    </style:style>
    <style:style style:name="T2" style:family="text">
      <style:text-properties fo:color="#000000"/>
    </style:style>
    <style:style style:name="T3" style:family="text">
      <style:text-properties style:text-underline-style="solid" style:text-underline-width="auto" style:text-underline-color="#000000"/>
    </style:style>
    <style:style style:name="T4" style:family="text">
      <style:text-properties fo:color="#141414" style:font-name-asian="LucidaGrande" style:font-name-complex="LucidaGrande"/>
    </style:style>
    <style:style style:name="T5" style:family="text">
      <style:text-properties style:font-name="Lucida Console1" fo:font-size="8pt" style:font-size-asian="8pt" style:font-size-complex="8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грузка<text:span text:style-name="T1"> </text:span>компонентов<text:span text:style-name="T1"> </text:span>сборочной<text:span text:style-name="T1"> </text:span>системы</text:p>
      <text:p text:style-name="P2">Вместо wget можно использовать любой другой менеджер закачек:</text:p>
      <text:p text:style-name="P4"><text:span text:style-name="T2">wget </text:span><text:a xlink:type="simple" xlink:href="http://www.pengutronix.de/software/ptxdist/download/v1.99/ptxdist-1.99.2.tgz"><text:span text:style-name="T3">http://www.pengutronix.de/software/ptxdist/download/v1.99/ptxdist-1.99.2.tgz</text:span></text:a></text:p>
      <text:p text:style-name="P4"><text:span text:style-name="T2">wget </text:span><text:a xlink:type="simple" xlink:href="http://www.pengutronix.de/software/ptxdist/download/v1.99/ptxdist-1.99.2-patches.tgz"><text:span text:style-name="T3">http://www.pengutronix.de/software/ptxdist/download/v1.99/ptxdist-1.99.2-patches.tgz</text:span></text:a></text:p>
      <text:p text:style-name="P4"><text:span text:style-name="T2">svn co </text:span><text:a xlink:type="simple" xlink:href="https://pdaxrom.svn.sourceforge.net/svnroot/pdaxrom/branches/pdaxrom-2.0/"><text:span text:style-name="T3">https://pdaxrom.svn.sourceforge.net/svnroot/pdaxrom/branches/pdaxrom-2.0/</text:span></text:a></text:p>
      <text:p text:style-name="P4"><text:span text:style-name="T2">svn co </text:span><text:a xlink:type="simple" xlink:href="https://pdaxrom.svn.sourceforge.net/svnroot/pdaxrom/branches/pdaxrom-2.0-external-deps/"><text:span text:style-name="T3">https://pdaxrom.svn.sourceforge.net/svnroot/pdaxrom/branches/pdaxrom-2.0-external-deps/</text:span></text:a></text:p>
      <text:p text:style-name="P1">Установка<text:span text:style-name="T1"> </text:span>движка<text:span text:style-name="T1"> </text:span>сборочной<text:span text:style-name="T1"> </text:span>системы</text:p>
      <text:p text:style-name="P2">Распаковываем архивы:</text:p>
      <text:p text:style-name="P5">tar xfz ptxdist-1.99.2.tgz</text:p>
      <text:p text:style-name="P5">tar xfz ptxdist-1.99.2-patches.tgz</text:p>
      <text:p text:style-name="P2">Устанавливаем дополнительные пакеты необходимые для работы:</text:p>
      <text:p text:style-name="P3">aptitude install lib<text:span text:style-name="T4">ncurses5-dev libncurses5 gawk m4 bison flex expect gettext</text:span></text:p>
      <text:p text:style-name="P2">Переходим в рабочую директорию:</text:p>
      <text:p text:style-name="P5">cd ptxdist-1.99.2</text:p>
      <text:p text:style-name="P2">Конфигурируем для установки в директорию /opt/ptxdist (или любую другую):</text:p>
      <text:p text:style-name="P5">./configure –prefix=/opt/ptxdist</text:p>
      <text:p text:style-name="P2">Собираем и устанавливаем:</text:p>
      <text:p text:style-name="P5">make</text:p>
      <text:p text:style-name="P5">make install</text:p>
      <text:p text:style-name="P2">Экспортируем путь до исполняемых файлов:</text:p>
      <text:p text:style-name="P5">export PATH=$PATH:/opt/ptxdist/bin</text:p>
      <text:p text:style-name="P5">cd ..</text:p>
      <text:p text:style-name="P2">Кросс инструменты можно использовать готовые (если есть), либо собрать самостоятельно:</text:p>
      <text:p text:style-name="P5">cd pdaxrom-2.0-external-deps/OSELAS.Toolchain-1.1.1</text:p>
      <text:p text:style-name="P5">ptxdist select ptxconfigs/arm-v5te-linux-gnueabi_gcc-4.1.2_glibc-2.5_linux-2.6.18.ptxconfig</text:p>
      <text:p text:style-name="P5">ptxdist go</text:p>
      <text:p text:style-name="P5">cd ..</text:p>
      <text:p text:style-name="P1">Конфигурирование<text:span text:style-name="T1"> </text:span>и<text:span text:style-name="T1"> </text:span>сборка<text:span text:style-name="T1"> </text:span>системы</text:p>
      <text:p text:style-name="P2">Переходим в рабочую директорию:</text:p>
      <text:p text:style-name="P5">cd pdaXrom-2.0</text:p>
      <text:p text:style-name="P2">Выбираем конфигурацию:</text:p>
      <text:p text:style-name="P5">ptxdist select boardconfigs/davinci.light</text:p>
      <text:p text:style-name="P2">Настраиваем путь до кросс компилятора:</text:p>
      <text:p text:style-name="P5">ptxdist toolchain /opt/OSELAS.Toolchain-1.1.1/arm-v5te-linux-gnueabi/gcc-4.1.2-glibc-2.5-kernel-2.6.18/bin</text:p>
      <text:p text:style-name="P2">Если требуется редактирование конфигурации:</text:p>
      <text:p text:style-name="P5">ptxdist menuconfig</text:p>
      <text:p text:style-name="P2">Запускаем процесс сборки</text:p>
      <text:p text:style-name="P5">ptxdist go</text:p>
      <text:p text:style-name="P2">Собираем образ файловой системы</text:p>
      <text:p text:style-name="P5">ptxdist images</text:p>
      <text:p text:style-name="P2">Собраный образ и ядро находятся в директории images/, корневая файловая система root/, тоже но с отладочной информацией в root-debug/</text:p>
      <text:p text:style-name="Title">Тестирование и отладка в эмуляторе QEMU</text:p>
      <text:p text:style-name="P2">Установите эмулятор:</text:p>
      <text:p text:style-name="P3">aptitude install qemu</text:p>
      <text:p text:style-name="P2">Для сборки доступны следующие конфигурации:</text:p>
      <text:list text:style-name="L1">
        <text:list-item>
          <text:p text:style-name="P7">qemuarm.light</text:p>
        </text:list-item>
        <text:list-item>
          <text:p text:style-name="P9">компилятор arm-v5te-linux-gnueabi_gcc-4.1.2_glibc-2.5_linux-2.6.18</text:p>
        </text:list-item>
        <text:list-item>
          <text:p text:style-name="P9">запуск в эмуляторе: <text:span text:style-name="T5">qemu-system-arm -M versatilepb -kernel linuximage -hda root.ext2 -nographic -append "console=ttyAMA0 root=/dev/sda"</text:span></text:p>
        </text:list-item>
        <text:list-item>
          <text:p text:style-name="P7">qemux86.light</text:p>
        </text:list-item>
        <text:list-item>
          <text:p text:style-name="P9">компилятор i686-unknown-linux-gnu_gcc-4.1.2_glibc-2.5_linux-2.6.18</text:p>
        </text:list-item>
        <text:list-item>
          <text:p text:style-name="P9">запуск в эмуляторе: <text:span text:style-name="T5">qemu -kernel linuximage -hda root.ext2 -append root=/dev/hda</text:span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Lucida Console" svg:font-family="'Lucida Console'"/>
    <style:font-face style:name="Lucida Grande" svg:font-family="'Lucida Grande'"/>
    <style:font-face style:name="LucidaGrande" svg:font-family="LucidaGrande"/>
    <style:font-face style:name="StarSymbol" svg:font-family="StarSymbol"/>
    <style:font-face style:name="Times" svg:font-family="Times"/>
    <style:font-face style:name="Lucida Console1" svg:font-family="'Lucida Console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fo:font-weight="bold" style:font-name-asian="StarSymbol" style:font-size-asian="9pt" style:font-weight-asian="bold" style:font-name-complex="StarSymbol" style:font-size-complex="9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04-14T15:31:39</meta:creation-date>
    <dc:date>2008-04-23T23:30:23</dc:date>
    <dc:language>en-US</dc:language>
    <meta:editing-cycles>6</meta:editing-cycles>
    <meta:editing-duration>PT21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1" meta:word-count="305" meta:character-count="2265"/>
  </office:meta>
</office:document-meta>
</file>